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</table:table-row>
        <table:table-row table:style-name="ro2" table:number-rows-repeated="6">
          <table:table-cell/>
          <table:table-cell table:style-name="Default"/>
          <table:table-cell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5" table:formula="of:=SUM([.C2:.C42])" office:value-type="float" office:value="148">
            <text:p>148</text:p>
          </table:table-cell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2"/>
          <table:table-cell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0">
            <text:p>0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">
            <text:p>2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49]" office:value-type="float" office:value="148">
            <text:p>148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0">
            <text:p>0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2">
            <text:p>2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298">
            <text:p>2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7">07/03/2012</text:date>, <text:time>01:12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3-07T01:12:24</dc:date>
    <meta:editing-duration>PT00H48M11S</meta:editing-duration>
    <meta:editing-cycles>62</meta:editing-cycles>
    <meta:generator>OpenOffice.org/3.2$Unix OpenOffice.org_project/320m12$Build-9483</meta:generator>
    <dc:creator>david </dc:creator>
    <meta:document-statistic meta:table-count="5" meta:cell-count="186" meta:object-count="0"/>
  </office:meta>
</office:document-meta>
</file>